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25-09-23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25-04-14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24-09-25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24-04-24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23-10-04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23-04-24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1608" calcext:value-type="float">
            <text:p>26.5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22-09-22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22-04-20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4448" calcext:value-type="float">
            <text:p>26.4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21-09-24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21-04-22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20-11-05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19-09-24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19-04-24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18-09-04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18-04-27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17-09-29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17-04-13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16-04-08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4368" calcext:value-type="float">
            <text:p>25.8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15-09-18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15-04-24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14-09-26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14-04-24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13-09-20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13-04-25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12-09-13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12-04-02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11-09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6752" calcext:value-type="float">
            <text:p>25.0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11-04-21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8424" calcext:value-type="float">
            <text:p>24.7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10-09-2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10-04-12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9-09-24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56" calcext:value-type="float">
            <text:p>24.6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9-04-17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8-09-29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2704" calcext:value-type="float">
            <text:p>24.6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8-04-18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7-03-30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6-09-22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6-03-28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5-09-28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5-06-29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5-06-01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5-05-02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5-04-05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5-03-09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5-02-02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5-01-0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4-12-02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4-10-2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4-09-30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4-09-08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4-07-30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4-07-0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4-05-27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4-04-28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4-03-30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4-03-02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4-01-30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3-12-29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3-11-26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3-10-30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3-09-29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3-08-27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3-07-29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3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2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2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1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1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1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1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1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1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1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0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0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0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0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0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0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0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0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0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0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0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2000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9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9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9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9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9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9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9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9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9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9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9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9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8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8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8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8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8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8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8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8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8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8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7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7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7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7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7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7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7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7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7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7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7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7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6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6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6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6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6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6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6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6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6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6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5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5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5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5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5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5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5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5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5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5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5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4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4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4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4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4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4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4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4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4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4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4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3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3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3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3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3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3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3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3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3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3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3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3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2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2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2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2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2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2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2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1-10-09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828" calcext:value-type="float">
            <text:p>20.5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1-09-06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128" calcext:value-type="float">
            <text:p>20.4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1-08-1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1-07-10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8344" calcext:value-type="float">
            <text:p>20.2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1-06-06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1-05-0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1-04-10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1-03-1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1-02-05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1-01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0-12-17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90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86-12-1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86-10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86-08-27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86-07-11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534075573601</text:p>
          </table:table-cell>
          <table:table-cell office:value-type="string" calcext:value-type="string">
            <text:p>QA Ef <text:s/>29</text:p>
          </table:table-cell>
          <table:table-cell office:value-type="string" calcext:value-type="string">
            <text:p>1986-06-27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02" meta:object-count="0"/>
    <meta:user-defined meta:name="AppVersion">3.0</meta:user-defined>
  </office:meta>
</office:document-meta>
</file>